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2.80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3.379cm"/>
    </style:style>
    <style:style style:name="co6" style:family="table-column">
      <style:table-column-properties fo:break-before="auto" style:column-width="4.773cm"/>
    </style:style>
    <style:style style:name="co7" style:family="table-column">
      <style:table-column-properties fo:break-before="auto" style:column-width="1.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result_20_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sul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tal_cost</text:p>
          </table:table-cell>
          <table:table-cell office:value-type="string" calcext:value-type="string">
            <text:p>company_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_sum</text:p>
          </table:table-cell>
          <table:table-cell table:number-columns-repeated="57"/>
        </table:table-row>
        <table:table-row table:style-name="ro1">
          <table:table-cell office:value-type="float" office:value="6785" calcext:value-type="float">
            <text:p>67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реветки Kingfisher королевские очищенные замороженные 26/30 1 кг</text:p>
          </table:table-cell>
          <table:table-cell office:value-type="float" office:value="6785" calcext:value-type="float">
            <text:p>6785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8-30 16:15:00.000000</text:p>
          </table:table-cell>
          <table:table-cell office:value-type="float" office:value="30464" calcext:value-type="float">
            <text:p>30464</text:p>
          </table:table-cell>
          <table:table-cell table:number-columns-repeated="5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имон Аргентина 1 шт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8-30 16:15:00.000000</text:p>
          </table:table-cell>
          <table:table-cell office:value-type="float" office:value="30464" calcext:value-type="float">
            <text:p>30464</text:p>
          </table:table-cell>
          <table:table-cell table:number-columns-repeated="5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айм шт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8-30 16:15:00.000000</text:p>
          </table:table-cell>
          <table:table-cell office:value-type="float" office:value="30464" calcext:value-type="float">
            <text:p>30464</text:p>
          </table:table-cell>
          <table:table-cell table:number-columns-repeated="57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ельмени Meta Farm конина 800 г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8-30 16:15:00.000000</text:p>
          </table:table-cell>
          <table:table-cell office:value-type="float" office:value="30464" calcext:value-type="float">
            <text:p>30464</text:p>
          </table:table-cell>
          <table:table-cell table:number-columns-repeated="57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арш Meta Farm Говядина рубленная кг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8-30 16:15:00.000000</text:p>
          </table:table-cell>
          <table:table-cell office:value-type="float" office:value="30464" calcext:value-type="float">
            <text:p>30464</text:p>
          </table:table-cell>
          <table:table-cell table:number-columns-repeated="5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76" calcext:value-type="float">
            <text:p>0,476</text:p>
          </table:table-cell>
          <table:table-cell office:value-type="string" calcext:value-type="string">
            <text:p>Помидоры Черный принц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8-30 16:15:00.000000</text:p>
          </table:table-cell>
          <table:table-cell office:value-type="float" office:value="30464" calcext:value-type="float">
            <text:p>30464</text:p>
          </table:table-cell>
          <table:table-cell table:number-columns-repeated="5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Дыня Колхозница кг от Arbuz.kz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8-30 16:15:00.000000</text:p>
          </table:table-cell>
          <table:table-cell office:value-type="float" office:value="30464" calcext:value-type="float">
            <text:p>30464</text:p>
          </table:table-cell>
          <table:table-cell table:number-columns-repeated="5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Груша Лесная красавица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8-30 16:15:00.000000</text:p>
          </table:table-cell>
          <table:table-cell office:value-type="float" office:value="30464" calcext:value-type="float">
            <text:p>30464</text:p>
          </table:table-cell>
          <table:table-cell table:number-columns-repeated="5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586" calcext:value-type="float">
            <text:p>0,586</text:p>
          </table:table-cell>
          <table:table-cell office:value-type="string" calcext:value-type="string">
            <text:p>Виноград черный киш-миш без косточки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8-30 16:15:00.000000</text:p>
          </table:table-cell>
          <table:table-cell office:value-type="float" office:value="30464" calcext:value-type="float">
            <text:p>30464</text:p>
          </table:table-cell>
          <table:table-cell table:number-columns-repeated="5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Молоко Lactel c витамином D 3,2% 1 л</text:p>
          </table:table-cell>
          <table:table-cell office:value-type="float" office:value="3640" calcext:value-type="float">
            <text:p>3640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8-30 16:15:00.000000</text:p>
          </table:table-cell>
          <table:table-cell office:value-type="float" office:value="30464" calcext:value-type="float">
            <text:p>30464</text:p>
          </table:table-cell>
          <table:table-cell table:number-columns-repeated="5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 Амиран живое 2,5% 0,8 л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8-30 16:15:00.000000</text:p>
          </table:table-cell>
          <table:table-cell office:value-type="float" office:value="30464" calcext:value-type="float">
            <text:p>30464</text:p>
          </table:table-cell>
          <table:table-cell table:number-columns-repeated="57"/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ыр Parmareggio Parmigiano Reggiano Extra 30 мес. выдержки 150 г Италия</text:p>
          </table:table-cell>
          <table:table-cell office:value-type="float" office:value="5135" calcext:value-type="float">
            <text:p>5135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8-30 16:15:00.000000</text:p>
          </table:table-cell>
          <table:table-cell office:value-type="float" office:value="30464" calcext:value-type="float">
            <text:p>30464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АКЕТ SMALL SKIF МАЙКА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04 21:33:00.000000</text:p>
          </table:table-cell>
          <table:table-cell office:value-type="float" office:value="11971" calcext:value-type="float">
            <text:p>11971</text:p>
          </table:table-cell>
          <table:table-cell table:number-columns-repeated="57"/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ФЕ CARTE NOIRE 150ГР РАСТВОРИМЫЙ Д П</text:p>
          </table:table-cell>
          <table:table-cell office:value-type="float" office:value="5395" calcext:value-type="float">
            <text:p>5395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04 21:33:00.000000</text:p>
          </table:table-cell>
          <table:table-cell office:value-type="float" office:value="11971" calcext:value-type="float">
            <text:p>11971</text:p>
          </table:table-cell>
          <table:table-cell table:number-columns-repeated="57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.634" calcext:value-type="float">
            <text:p>0,634</text:p>
          </table:table-cell>
          <table:table-cell office:value-type="string" calcext:value-type="string">
            <text:p>БЕДРО КУРИНОЕ АЛЕЛЬ ВЕС ПОДЛОЖКА</text:p>
          </table:table-cell>
          <table:table-cell office:value-type="float" office:value="766.51" calcext:value-type="float">
            <text:p>766,51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04 21:33:00.000000</text:p>
          </table:table-cell>
          <table:table-cell office:value-type="float" office:value="11971" calcext:value-type="float">
            <text:p>11971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Коррекция округленияНаценка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04 21:33:00.000000</text:p>
          </table:table-cell>
          <table:table-cell office:value-type="float" office:value="11971" calcext:value-type="float">
            <text:p>11971</text:p>
          </table:table-cell>
          <table:table-cell table:number-columns-repeated="57"/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float" office:value="0.562" calcext:value-type="float">
            <text:p>0,562</text:p>
          </table:table-cell>
          <table:table-cell office:value-type="string" calcext:value-type="string">
            <text:p>СЫР ЛАМБЕР 55 <text:s/>СЛИВОЧНЫЙ ВЕС</text:p>
          </table:table-cell>
          <table:table-cell office:value-type="float" office:value="3238.81" calcext:value-type="float">
            <text:p>3238,81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04 21:33:00.000000</text:p>
          </table:table-cell>
          <table:table-cell office:value-type="float" office:value="11971" calcext:value-type="float">
            <text:p>11971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Коррекция округленияНаценка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04 21:33:00.000000</text:p>
          </table:table-cell>
          <table:table-cell office:value-type="float" office:value="11971" calcext:value-type="float">
            <text:p>11971</text:p>
          </table:table-cell>
          <table:table-cell table:number-columns-repeated="5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АВРОВЫЙ ЛИСТ KOTANYI 5гр ОТБОРНЫЙ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04 21:33:00.000000</text:p>
          </table:table-cell>
          <table:table-cell office:value-type="float" office:value="11971" calcext:value-type="float">
            <text:p>11971</text:p>
          </table:table-cell>
          <table:table-cell table:number-columns-repeated="5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314" calcext:value-type="float">
            <text:p>0,314</text:p>
          </table:table-cell>
          <table:table-cell office:value-type="string" calcext:value-type="string">
            <text:p>ОГУРЦЫ МИРИНДА КАЗАХСТАН</text:p>
          </table:table-cell>
          <table:table-cell office:value-type="float" office:value="136.59" calcext:value-type="float">
            <text:p>136,59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04 21:33:00.000000</text:p>
          </table:table-cell>
          <table:table-cell office:value-type="float" office:value="11971" calcext:value-type="float">
            <text:p>11971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Коррекция округленияНаценка</text:p>
          </table:table-cell>
          <table:table-cell office:value-type="float" office:value="0.41" calcext:value-type="float">
            <text:p>0,41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04 21:33:00.000000</text:p>
          </table:table-cell>
          <table:table-cell office:value-type="float" office:value="11971" calcext:value-type="float">
            <text:p>11971</text:p>
          </table:table-cell>
          <table:table-cell table:number-columns-repeated="57"/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0.204" calcext:value-type="float">
            <text:p>0,204</text:p>
          </table:table-cell>
          <table:table-cell office:value-type="string" calcext:value-type="string">
            <text:p>КОНИНА ПЕРВОМАЙ.ДЕЛИКАТЕСЫ ПРЕССОВАННАЯ ВЕС</text:p>
          </table:table-cell>
          <table:table-cell office:value-type="float" office:value="1517.76" calcext:value-type="float">
            <text:p>1517,76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04 21:33:00.000000</text:p>
          </table:table-cell>
          <table:table-cell office:value-type="float" office:value="11971" calcext:value-type="float">
            <text:p>11971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Коррекция округленияНаценка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04 21:33:00.000000</text:p>
          </table:table-cell>
          <table:table-cell office:value-type="float" office:value="11971" calcext:value-type="float">
            <text:p>11971</text:p>
          </table:table-cell>
          <table:table-cell table:number-columns-repeated="5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МОРКОВЬ КАЗАХСТАН</text:p>
          </table:table-cell>
          <table:table-cell office:value-type="float" office:value="54.74" calcext:value-type="float">
            <text:p>54,74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04 21:33:00.000000</text:p>
          </table:table-cell>
          <table:table-cell office:value-type="float" office:value="11971" calcext:value-type="float">
            <text:p>11971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Коррекция округленияНаценка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04 21:33:00.000000</text:p>
          </table:table-cell>
          <table:table-cell office:value-type="float" office:value="11971" calcext:value-type="float">
            <text:p>11971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64" calcext:value-type="float">
            <text:p>0,864</text:p>
          </table:table-cell>
          <table:table-cell office:value-type="string" calcext:value-type="string">
            <text:p>ЛУК РЕПЧАТЫЙ 1СОРТ КАЗАХСТАН</text:p>
          </table:table-cell>
          <table:table-cell office:value-type="float" office:value="55.3" calcext:value-type="float">
            <text:p>55,3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04 21:33:00.000000</text:p>
          </table:table-cell>
          <table:table-cell office:value-type="float" office:value="11971" calcext:value-type="float">
            <text:p>11971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Коррекция округленияСкидка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04 21:33:00.000000</text:p>
          </table:table-cell>
          <table:table-cell office:value-type="float" office:value="11971" calcext:value-type="float">
            <text:p>11971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Коррекция округленияСкидка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Коррекция округленияСкидка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АКЕТ SMALL SKIF МАЙКА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ЛЕБ АКСАЙ НАН 400ГР БОРОДИНСКИЙ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САЛАТ МЯСНОЙ</text:p>
          </table:table-cell>
          <table:table-cell office:value-type="float" office:value="558.6" calcext:value-type="float">
            <text:p>558,6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Коррекция округленияСкидка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0.332" calcext:value-type="float">
            <text:p>0,332</text:p>
          </table:table-cell>
          <table:table-cell office:value-type="string" calcext:value-type="string">
            <text:p>МАНТЫ С ТЫКВОЙ И ГОВЯДИНОЙ ВЕС</text:p>
          </table:table-cell>
          <table:table-cell office:value-type="float" office:value="893.08" calcext:value-type="float">
            <text:p>893,08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Коррекция округленияСкидка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АВАШ GLOBAL 250ГР ТРАДИЦИОННЫЙ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ЕЧЕНЬЕ BELVITA 225ГР СО ЗЛАКОВЫМИ ХЛОПЬЯМИ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ВОРОГ ПРОДУКТЫ НАШИХ ФЕРМ 300гр 5 <text:s/>ЗЕРНИСТЫЙ ПАКЕ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ЕФИР AMIRAN ЖИВОЙ 500г 3,2 <text:s text:c="2"/>ПЛ. СТАКАН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ВОРОГ PRESIDENT 450гр 5 <text:s/>ДОМАШНИЙ ВАННА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office:value-type="float" office:value="6795" calcext:value-type="float">
            <text:p>6795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СЫР ЛАМБЕР 50 <text:s/>ПОЛОВИНКА ВЕС</text:p>
          </table:table-cell>
          <table:table-cell office:value-type="float" office:value="3737.25" calcext:value-type="float">
            <text:p>3737,25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МЕТАНА AMIRAN 150г 2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ВОРОГ AMIRAN 220г 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АНИНИ С КУРИЦЕЙ 200 гр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ПЛАСТОВОЙ ПИРОГ ЧИЗКЕЙК ЯГОДНЫЙ</text:p>
          </table:table-cell>
          <table:table-cell office:value-type="float" office:value="949.96" calcext:value-type="float">
            <text:p>949,96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Коррекция округленияНаценка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ИРОЖНОЕ ЗАВАРНОЕ 90 ГР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ЯЙЦО КАЗГЕР-КУС 10ШТ КУРИНОЕ ОТБОРНОЕ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АЙОНЕЗ 3 ЖЕЛАНИЯ 700ГР ПРОВАНСАЛЬ ДОЙПАК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.032" calcext:value-type="float">
            <text:p>1,032</text:p>
          </table:table-cell>
          <table:table-cell office:value-type="string" calcext:value-type="string">
            <text:p>ГОЛЕНЬ ОХЛАЖДЕННОЕ КУС-ВКУС</text:p>
          </table:table-cell>
          <table:table-cell office:value-type="float" office:value="1909.2" calcext:value-type="float">
            <text:p>1909,2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Коррекция округленияСкидка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ПИТОК MIRINDA АПЕЛЬСИН 0,5л ГАЗИРОВАННЫЙ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.772" calcext:value-type="float">
            <text:p>0,772</text:p>
          </table:table-cell>
          <table:table-cell office:value-type="string" calcext:value-type="string">
            <text:p>КРЫЛО КУРИНОЕ ОХЛАЖДЕННОЕ <text:s/>АЛЕЛЬ</text:p>
          </table:table-cell>
          <table:table-cell office:value-type="float" office:value="1381.88" calcext:value-type="float">
            <text:p>1381,88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Коррекция округленияСкидка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БЕДРО КУРИНОЕ ОХЛАЖДЕННОЕ АЛЕЛЬ</text:p>
          </table:table-cell>
          <table:table-cell office:value-type="float" office:value="1150.8" calcext:value-type="float">
            <text:p>1150,8</text:p>
          </table:table-cell>
          <table:table-cell office:value-type="string" calcext:value-type="string">
            <text:p>ТОВАРИЩЕСТВО С ОГРАНИЧЕННОЙ ОТВЕТСТВЕННОСТЬЮ "СКИФ ТРЕЙД"</text:p>
          </table:table-cell>
          <table:table-cell office:value-type="string" calcext:value-type="string">
            <text:p>2022-09-21 17:22:00.000000</text:p>
          </table:table-cell>
          <table:table-cell office:value-type="float" office:value="18183" calcext:value-type="float">
            <text:p>18183</text:p>
          </table:table-cell>
          <table:table-cell table:number-columns-repeated="5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Виноград черный киш-миш без косточки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026" calcext:value-type="float">
            <text:p>1,026</text:p>
          </table:table-cell>
          <table:table-cell office:value-type="string" calcext:value-type="string">
            <text:p>Груша Талгарка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094" calcext:value-type="float">
            <text:p>1,094</text:p>
          </table:table-cell>
          <table:table-cell office:value-type="string" calcext:value-type="string">
            <text:p>Бананы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етрушка 100 г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Молоко Adal 2,5% 925 мл</text:p>
          </table:table-cell>
          <table:table-cell office:value-type="float" office:value="5240" calcext:value-type="float">
            <text:p>5240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float" office:value="0.298" calcext:value-type="float">
            <text:p>0,298</text:p>
          </table:table-cell>
          <table:table-cell office:value-type="string" calcext:value-type="string">
            <text:p>Грецкий орех чищенный отборный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Морковь Казахстан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ворог Амиран живой 9% 220 г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ефир Амиран живой 3,2% 0,5 л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оставка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162" calcext:value-type="float">
            <text:p>1,162</text:p>
          </table:table-cell>
          <table:table-cell office:value-type="string" calcext:value-type="string">
            <text:p>Морковь Желтая кг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064" calcext:value-type="float">
            <text:p>1,064</text:p>
          </table:table-cell>
          <table:table-cell office:value-type="string" calcext:value-type="string">
            <text:p>Яблоки Американка кг Казахстан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038" calcext:value-type="float">
            <text:p>1,038</text:p>
          </table:table-cell>
          <table:table-cell office:value-type="string" calcext:value-type="string">
            <text:p>Картофель белый кг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002" calcext:value-type="float">
            <text:p>1,002</text:p>
          </table:table-cell>
          <table:table-cell office:value-type="string" calcext:value-type="string">
            <text:p>Лук репчатый кг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558" calcext:value-type="float">
            <text:p>0,558</text:p>
          </table:table-cell>
          <table:table-cell office:value-type="string" calcext:value-type="string">
            <text:p>Томаты черри красные кг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116" calcext:value-type="float">
            <text:p>1,116</text:p>
          </table:table-cell>
          <table:table-cell office:value-type="string" calcext:value-type="string">
            <text:p>Яблоки Гала малышка для детей от Arbuz.kz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Шужык Meta Farm кг</text:p>
          </table:table-cell>
          <table:table-cell office:value-type="float" office:value="5947" calcext:value-type="float">
            <text:p>5947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Чеснок Узбекистан шт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Фарш Meta Farm говяжий 1 кг</text:p>
          </table:table-cell>
          <table:table-cell office:value-type="float" office:value="10180" calcext:value-type="float">
            <text:p>10180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2.47" calcext:value-type="float">
            <text:p>2,47</text:p>
          </table:table-cell>
          <table:table-cell office:value-type="string" calcext:value-type="string">
            <text:p>Cуп набор Meta Farm конский кг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0.722" calcext:value-type="float">
            <text:p>0,722</text:p>
          </table:table-cell>
          <table:table-cell office:value-type="string" calcext:value-type="string">
            <text:p>Казы Meta Farm кг</text:p>
          </table:table-cell>
          <table:table-cell office:value-type="float" office:value="4809" calcext:value-type="float">
            <text:p>4809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ельмени ТМ БАХЧА с говядиной 500 г</text:p>
          </table:table-cell>
          <table:table-cell office:value-type="float" office:value="2395" calcext:value-type="float">
            <text:p>2395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.508" calcext:value-type="float">
            <text:p>0,508</text:p>
          </table:table-cell>
          <table:table-cell office:value-type="string" calcext:value-type="string">
            <text:p>Шампиньоны WhiteCap Портобелло кг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09" calcext:value-type="float">
            <text:p>3,09</text:p>
          </table:table-cell>
          <table:table-cell office:value-type="string" calcext:value-type="string">
            <text:p>Дыня Оби Новвот кг от Arbuz.kz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09-22 17:31:00.000000</text:p>
          </table:table-cell>
          <table:table-cell office:value-type="float" office:value="45441" calcext:value-type="float">
            <text:p>45441</text:p>
          </table:table-cell>
          <table:table-cell table:number-columns-repeated="5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522" calcext:value-type="float">
            <text:p>0,522</text:p>
          </table:table-cell>
          <table:table-cell office:value-type="string" calcext:value-type="string">
            <text:p>Виноград черный киш-миш без косточки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10-03 15:30:00.000000</text:p>
          </table:table-cell>
          <table:table-cell office:value-type="float" office:value="31668" calcext:value-type="float">
            <text:p>31668</text:p>
          </table:table-cell>
          <table:table-cell table:number-columns-repeated="5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Груша Талгарка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10-03 15:30:00.000000</text:p>
          </table:table-cell>
          <table:table-cell office:value-type="float" office:value="31668" calcext:value-type="float">
            <text:p>31668</text:p>
          </table:table-cell>
          <table:table-cell table:number-columns-repeated="5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оль Аралтуз йодированная 1 кг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10-03 15:30:00.000000</text:p>
          </table:table-cell>
          <table:table-cell office:value-type="float" office:value="31668" calcext:value-type="float">
            <text:p>31668</text:p>
          </table:table-cell>
          <table:table-cell table:number-columns-repeated="5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да Asu минеральная без газа 1 л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10-03 15:30:00.000000</text:p>
          </table:table-cell>
          <table:table-cell office:value-type="float" office:value="31668" calcext:value-type="float">
            <text:p>31668</text:p>
          </table:table-cell>
          <table:table-cell table:number-columns-repeated="5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имон с тонкой кожурой шт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10-03 15:30:00.000000</text:p>
          </table:table-cell>
          <table:table-cell office:value-type="float" office:value="31668" calcext:value-type="float">
            <text:p>31668</text:p>
          </table:table-cell>
          <table:table-cell table:number-columns-repeated="5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метана Амиран 20% 150 г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10-03 15:30:00.000000</text:p>
          </table:table-cell>
          <table:table-cell office:value-type="float" office:value="31668" calcext:value-type="float">
            <text:p>31668</text:p>
          </table:table-cell>
          <table:table-cell table:number-columns-repeated="5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ворог Амиран живой 9% 220 г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10-03 15:30:00.000000</text:p>
          </table:table-cell>
          <table:table-cell office:value-type="float" office:value="31668" calcext:value-type="float">
            <text:p>31668</text:p>
          </table:table-cell>
          <table:table-cell table:number-columns-repeated="5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ефир Амиран живой 3,2% 0,5 л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10-03 15:30:00.000000</text:p>
          </table:table-cell>
          <table:table-cell office:value-type="float" office:value="31668" calcext:value-type="float">
            <text:p>31668</text:p>
          </table:table-cell>
          <table:table-cell table:number-columns-repeated="5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ефир Амиран живой 2,5% 0,5 л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10-03 15:30:00.000000</text:p>
          </table:table-cell>
          <table:table-cell office:value-type="float" office:value="31668" calcext:value-type="float">
            <text:p>31668</text:p>
          </table:table-cell>
          <table:table-cell table:number-columns-repeated="5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рошок Comet чистящий универсальный Сосна 475 г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10-03 15:30:00.000000</text:p>
          </table:table-cell>
          <table:table-cell office:value-type="float" office:value="31668" calcext:value-type="float">
            <text:p>31668</text:p>
          </table:table-cell>
          <table:table-cell table:number-columns-repeated="57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асло Амиран сливочное 82.5% 200 г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10-03 15:30:00.000000</text:p>
          </table:table-cell>
          <table:table-cell office:value-type="float" office:value="31668" calcext:value-type="float">
            <text:p>31668</text:p>
          </table:table-cell>
          <table:table-cell table:number-columns-repeated="5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емза York классическая, натуральная для очищения кожи 1 шт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10-03 15:30:00.000000</text:p>
          </table:table-cell>
          <table:table-cell office:value-type="float" office:value="31668" calcext:value-type="float">
            <text:p>31668</text:p>
          </table:table-cell>
          <table:table-cell table:number-columns-repeated="57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чалка York из сизаля для мытья и массажа тела 1 шт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10-03 15:30:00.000000</text:p>
          </table:table-cell>
          <table:table-cell office:value-type="float" office:value="31668" calcext:value-type="float">
            <text:p>31668</text:p>
          </table:table-cell>
          <table:table-cell table:number-columns-repeated="57"/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.018" calcext:value-type="float">
            <text:p>1,018</text:p>
          </table:table-cell>
          <table:table-cell office:value-type="string" calcext:value-type="string">
            <text:p>Филе судака Kingfisher среднее замороженное кг</text:p>
          </table:table-cell>
          <table:table-cell office:value-type="float" office:value="4836" calcext:value-type="float">
            <text:p>4836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10-03 15:30:00.000000</text:p>
          </table:table-cell>
          <table:table-cell office:value-type="float" office:value="31668" calcext:value-type="float">
            <text:p>31668</text:p>
          </table:table-cell>
          <table:table-cell table:number-columns-repeated="57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алочки Amra ватные цилиндр 200 шт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10-03 15:30:00.000000</text:p>
          </table:table-cell>
          <table:table-cell office:value-type="float" office:value="31668" calcext:value-type="float">
            <text:p>31668</text:p>
          </table:table-cell>
          <table:table-cell table:number-columns-repeated="5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имон Аргентина 1 шт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10-03 15:30:00.000000</text:p>
          </table:table-cell>
          <table:table-cell office:value-type="float" office:value="31668" calcext:value-type="float">
            <text:p>31668</text:p>
          </table:table-cell>
          <table:table-cell table:number-columns-repeated="5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026" calcext:value-type="float">
            <text:p>1,026</text:p>
          </table:table-cell>
          <table:table-cell office:value-type="string" calcext:value-type="string">
            <text:p>Яблоки Лимонка кг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10-03 15:30:00.000000</text:p>
          </table:table-cell>
          <table:table-cell office:value-type="float" office:value="31668" calcext:value-type="float">
            <text:p>31668</text:p>
          </table:table-cell>
          <table:table-cell table:number-columns-repeated="57"/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float" office:value="0.504" calcext:value-type="float">
            <text:p>0,504</text:p>
          </table:table-cell>
          <table:table-cell office:value-type="string" calcext:value-type="string">
            <text:p>Инжир свежий кг</text:p>
          </table:table-cell>
          <table:table-cell office:value-type="float" office:value="3465" calcext:value-type="float">
            <text:p>3465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10-03 15:30:00.000000</text:p>
          </table:table-cell>
          <table:table-cell office:value-type="float" office:value="31668" calcext:value-type="float">
            <text:p>31668</text:p>
          </table:table-cell>
          <table:table-cell table:number-columns-repeated="57"/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float" office:value="1.178" calcext:value-type="float">
            <text:p>1,178</text:p>
          </table:table-cell>
          <table:table-cell office:value-type="string" calcext:value-type="string">
            <text:p>Форель Kingfisher речная радужная свежемороженная кг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10-03 15:30:00.000000</text:p>
          </table:table-cell>
          <table:table-cell office:value-type="float" office:value="31668" calcext:value-type="float">
            <text:p>31668</text:p>
          </table:table-cell>
          <table:table-cell table:number-columns-repeated="5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редство Крот Торнадо для очистки труб гранулированный 90 г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10-03 15:30:00.000000</text:p>
          </table:table-cell>
          <table:table-cell office:value-type="float" office:value="31668" calcext:value-type="float">
            <text:p>31668</text:p>
          </table:table-cell>
          <table:table-cell table:number-columns-repeated="57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ливки Простоквашино стерилизованные 20% 350 г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10-03 15:30:00.000000</text:p>
          </table:table-cell>
          <table:table-cell office:value-type="float" office:value="31668" calcext:value-type="float">
            <text:p>31668</text:p>
          </table:table-cell>
          <table:table-cell table:number-columns-repeated="57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тлеты Mfood.kz из курицы с рисом и овощами 330 г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10-03 15:30:00.000000</text:p>
          </table:table-cell>
          <table:table-cell office:value-type="float" office:value="31668" calcext:value-type="float">
            <text:p>31668</text:p>
          </table:table-cell>
          <table:table-cell table:number-columns-repeated="5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етрадь А5, 96 листов Путешествия клетка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Товарищество с ограниченной ответственностью "Arbuz Group (Арбуз Груп)"</text:p>
          </table:table-cell>
          <table:table-cell office:value-type="string" calcext:value-type="string">
            <text:p>2022-10-03 15:30:00.000000</text:p>
          </table:table-cell>
          <table:table-cell office:value-type="float" office:value="31668" calcext:value-type="float">
            <text:p>31668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result_20_1" style:display-name="PageStyle_resul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3T20:04:40.157237704</dc:date>
    <meta:editing-duration>PT2M36S</meta:editing-duration>
    <meta:editing-cycles>1</meta:editing-cycles>
    <meta:document-statistic meta:table-count="1" meta:cell-count="695" meta:object-count="0"/>
    <meta:generator>LibreOffice/6.4.7.2$Linux_X86_64 LibreOffice_project/40$Build-2</meta:generator>
  </office:meta>
</office:document-meta>
</file>